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syncManagerErrorTests.startCallableProcessingErrorAndResumeThrough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AsyncManagerErrorTests.startDeferredResultProcessingErrorAndResumeThrough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AsyncManagerErrorTests.startDeferredResultProcessingErrorAnd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AsyncManagerErrorTests.startCallableProcessingErrorAnd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AsyncManagerErrorTests.startCallableProcessingErrorAndResumeThrough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AsyncManagerErr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AsyncManagerErrorTests.startCallableProcessingAf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ubCallabl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ErrorTests.startDeferredResultProcessingAf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AsyncManagerErrorTests.startDeferredResultProcessingErrorAndResumeThrough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AsyncManagerErrorTests.handleError( NativeWebRequest request , DeferredResult &lt; T &gt; resul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syncManagerErrorTests.startDeferredResultProcessingErrorAndResumeWithDefaul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